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0.351cm" fo:min-width="2.97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ff00fa" draw:marker-start="Arrow_20_concave" draw:marker-start-width="0.4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55308d" draw:fill-color="#c9efc5" draw:textarea-horizontal-align="justify" draw:textarea-vertical-align="middle" draw:auto-grow-height="false" fo:min-height="5.642cm" fo:min-width="13.396cm"/>
    </style:style>
    <style:style style:name="gr5" style:family="graphic" style:parent-style-name="standard">
      <style:graphic-properties draw:stroke="none" svg:stroke-color="#55308d" draw:fill-color="#f5e5ff" draw:textarea-horizontal-align="justify" draw:textarea-vertical-align="middle" draw:auto-grow-height="false" fo:min-height="4.779cm" fo:min-width="13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529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59cm" fo:min-width="1.218cm"/>
    </style:style>
    <style:style style:name="gr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03cm" fo:min-width="0cm"/>
    </style:style>
    <style:style style:name="gr13" style:family="graphic" style:parent-style-name="standard">
      <style:graphic-properties svg:stroke-color="#999999" draw:fill-color="#999999" draw:textarea-horizontal-align="justify" draw:textarea-vertical-align="middle" draw:auto-grow-height="false" fo:min-height="0.108cm" fo:min-width="0cm"/>
    </style:style>
    <style:style style:name="gr14" style:family="graphic" style:parent-style-name="objectwithoutfill">
      <style:graphic-properties draw:stroke="dash" draw:stroke-dash="Dot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327cm" fo:min-width="2.165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337cm" fo:min-width="0.126cm" fo:padding-top="0.139cm" fo:padding-bottom="0.139cm" fo:padding-left="0.264cm" fo:padding-right="0.264cm"/>
    </style:style>
    <style:style style:name="gr17" style:family="graphic" style:parent-style-name="standard">
      <style:graphic-properties svg:stroke-width="0.106cm" svg:stroke-color="#000000" draw:marker-start="Symmetric_20_Arrow" draw:marker-start-width="0.4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112cm" fo:min-width="1.01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2.648cm" fo:min-width="0.839cm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084cm" fo:min-width="0.982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81d41a" draw:fill-color="#81d41a" draw:opacity="43%" draw:textarea-horizontal-align="justify" draw:textarea-vertical-align="middle" draw:auto-grow-height="false" fo:min-height="1.301cm" fo:min-width="1.147cm"/>
    </style:style>
    <style:style style:name="gr26" style:family="graphic" style:parent-style-name="standard">
      <style:graphic-properties draw:stroke="none" svg:stroke-color="#81d41a" draw:fill-color="#954fff" draw:opacity="43%" draw:textarea-horizontal-align="justify" draw:textarea-vertical-align="middle" draw:auto-grow-height="false" fo:min-height="1.301cm" fo:min-width="1.147cm"/>
    </style:style>
    <style:style style:name="gr27" style:family="graphic" style:parent-style-name="standard">
      <style:graphic-properties draw:stroke="none" svg:stroke-color="#000000" draw:fill="none" draw:fill-color="#ffffff" fo:min-height="1.9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9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30" style:family="graphic" style:parent-style-name="standard">
      <style:graphic-properties svg:stroke-width="0.081cm" svg:stroke-color="#ff00fa" draw:marker-start="Arrow_20_concave" draw:marker-start-width="0.421cm" draw:marker-end-width="0.321cm" svg:stroke-opacity="40%" draw:textarea-vertical-align="middle" fo:padding-top="0.165cm" fo:padding-bottom="0.165cm" fo:padding-left="0.29cm" fo:padding-right="0.29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efc5"/>
      <style:paragraph-properties fo:text-align="center"/>
    </style:style>
    <style:style style:name="P5" style:family="paragraph">
      <loext:graphic-properties draw:fill-color="#f5e5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Mono1" fo:font-size="10.5pt" fo:font-weight="bold" style:font-size-asian="12pt" style:font-size-complex="12pt"/>
    </style:style>
    <style:style style:name="P12" style:family="paragraph">
      <loext:graphic-properties draw:fill-color="#000000"/>
      <style:paragraph-properties fo:text-align="center" style:writing-mode="lr-tb"/>
    </style:style>
    <style:style style:name="P13" style:family="paragraph">
      <loext:graphic-properties draw:fill-color="#81d41a" draw:opacity="43%"/>
      <style:paragraph-properties fo:text-align="center"/>
    </style:style>
    <style:style style:name="P14" style:family="paragraph">
      <loext:graphic-properties draw:fill-color="#954fff" draw:opacity="43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40pt"/>
    </style:style>
    <style:style style:name="P1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 fo:font-size="10.5pt" fo:font-weight="bold" style:font-size-asian="12pt" style:font-size-complex="12pt"/>
    </style:style>
    <style:style style:name="T4" style:family="text">
      <style:text-properties fo:font-size="4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76cm" svg:height="0.601cm" svg:x="4.967cm" svg:y="1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914cm" svg:y="1.9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32cm" svg:y1="1.966cm" svg:x2="13.617cm" svg:y2="0.633cm">
          <text:p/>
        </draw:line>
        <draw:custom-shape draw:style-name="gr4" draw:text-style-name="P4" draw:layer="layout" svg:width="13.896cm" svg:height="5.892cm" svg:x="0.04cm" svg:y="2.6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91cm" svg:height="5.029cm" svg:x="0.068cm" svg:y="8.58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687cm" svg:height="3.554cm" svg:x="0.006cm" svg:y="8.651cm">
          <draw:text-box>
            <text:p><text:span text:style-name="T1">Flare</text:span></text:p>
            <text:p><text:span text:style-name="T2">(Nose Up)</text:span></text:p>
          </draw:text-box>
        </draw:frame>
        <draw:frame draw:style-name="gr7" draw:text-style-name="P6" draw:layer="layout" svg:width="3.029cm" svg:height="2.453cm" svg:x="0.239cm" svg:y="2.761cm">
          <draw:text-box>
            <text:p><text:span text:style-name="T1">Level</text:span></text:p>
            <text:p><text:span text:style-name="T1">Out</text:span></text:p>
          </draw:text-box>
        </draw:frame>
        <draw:custom-shape draw:style-name="gr8" draw:text-style-name="P7" draw:layer="layout" svg:width="1.718cm" svg:height="0.309cm" draw:transform="rotate (-0.33562681515851) translate (8.04cm 10.52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8cm 11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8.491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8.668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064cm" svg:y1="11.1cm" svg:x2="8.24cm" svg:y2="10.861cm">
          <text:p/>
        </draw:line>
        <draw:line draw:style-name="gr10" draw:text-style-name="P8" draw:layer="layout" svg:x1="8.544cm" svg:y1="11.31cm" svg:x2="8.666cm" svg:y2="11.056cm">
          <text:p/>
        </draw:line>
        <draw:line draw:style-name="gr10" draw:text-style-name="P8" draw:layer="layout" svg:x1="8.73cm" svg:y1="11.302cm" svg:x2="8.691cm" svg:y2="10.967cm">
          <text:p/>
        </draw:line>
        <draw:custom-shape draw:style-name="gr11" draw:text-style-name="P7" draw:layer="layout" svg:width="0.351cm" svg:height="0.342cm" draw:transform="rotate (0.33562681515851) translate (9.324cm 10.76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8.169cm 10.424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8.441cm 10.42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8.847cm 10.57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7.902cm 10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7.887cm 10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718cm" svg:height="0.309cm" svg:x="8.406cm" svg:y="3.2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8.525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061cm" svg:y="3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215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617cm" svg:y1="3.819cm" svg:x2="8.704cm" svg:y2="3.535cm">
          <text:p/>
        </draw:line>
        <draw:line draw:style-name="gr10" draw:text-style-name="P8" draw:layer="layout" svg:x1="9.139cm" svg:y1="3.858cm" svg:x2="9.171cm" svg:y2="3.578cm">
          <text:p/>
        </draw:line>
        <draw:line draw:style-name="gr10" draw:text-style-name="P8" draw:layer="layout" svg:x1="9.312cm" svg:y1="3.79cm" svg:x2="9.165cm" svg:y2="3.486cm">
          <text:p/>
        </draw:line>
        <draw:custom-shape draw:style-name="gr11" draw:text-style-name="P7" draw:layer="layout" svg:width="0.351cm" svg:height="0.342cm" svg:x="9.762cm" svg:y="2.94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8.55cm" svg:y="3.053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8.751cm" svg:y="3.0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9.183cm" svg:y="3.06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8.228cm" svg:y="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8.288cm" svg:y="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718cm" svg:height="0.309cm" svg:x="5.987cm" svg:y="4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6.106cm" svg:y="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6.64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6.796cm" svg:y="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6.198cm" svg:y1="5.152cm" svg:x2="6.285cm" svg:y2="4.868cm">
          <text:p/>
        </draw:line>
        <draw:line draw:style-name="gr10" draw:text-style-name="P8" draw:layer="layout" svg:x1="6.72cm" svg:y1="5.191cm" svg:x2="6.752cm" svg:y2="4.911cm">
          <text:p/>
        </draw:line>
        <draw:line draw:style-name="gr10" draw:text-style-name="P8" draw:layer="layout" svg:x1="6.893cm" svg:y1="5.123cm" svg:x2="6.746cm" svg:y2="4.819cm">
          <text:p/>
        </draw:line>
        <draw:custom-shape draw:style-name="gr11" draw:text-style-name="P7" draw:layer="layout" svg:width="0.351cm" svg:height="0.342cm" svg:x="7.343cm" svg:y="4.27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6.131cm" svg:y="4.38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6.332cm" svg:y="4.3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6.764cm" svg:y="4.39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5.809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5.869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1.983cm" svg:height="1.247cm" draw:transform="rotate (-3.14159265358979) translate (8.674cm 4.664cm)" svg:viewBox="0 0 1984 1248" svg:d="M0 1224c181-18 360 24 539 24 98 0 195 1 293-24 105-27 203-76 302-119 136-61 271-135 387-240 136-125 238-299 341-469 67-110 92-233 113-359l9-37">
          <text:p/>
        </draw:path>
        <draw:custom-shape draw:style-name="gr15" draw:text-style-name="P10" draw:layer="layout" svg:width="2.693cm" svg:height="0.605cm" svg:x="8.718cm" svg:y="12.7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svg:x="11.845cm" svg:y="12.7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svg:x="12.971cm" svg:y="12.734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515cm" svg:y1="13.528cm" svg:x2="11.695cm" svg:y2="12.489cm">
          <text:p/>
        </draw:line>
        <draw:line draw:style-name="gr10" draw:text-style-name="P8" draw:layer="layout" svg:x1="12.677cm" svg:y1="13.539cm" svg:x2="12.857cm" svg:y2="12.5cm">
          <text:p/>
        </draw:line>
        <draw:line draw:style-name="gr17" draw:text-style-name="P3" draw:layer="layout" svg:x1="11.912cm" svg:y1="13.031cm" svg:x2="12.395cm" svg:y2="13.028cm">
          <text:p/>
        </draw:line>
        <draw:line draw:style-name="gr17" draw:text-style-name="P3" draw:layer="layout" svg:x1="13.309cm" svg:y1="12.808cm" svg:x2="13.309cm" svg:y2="13.258cm">
          <text:p/>
        </draw:line>
        <draw:custom-shape draw:style-name="gr16" draw:text-style-name="P10" draw:layer="layout" svg:width="0.654cm" svg:height="0.615cm" draw:transform="rotate (1.57323978774769) translate (11.249cm 8.07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draw:transform="rotate (-1.5707963267949) translate (12.991cm 7.45cm)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2.061cm" svg:y1="8.269cm" svg:x2="12.241cm" svg:y2="7.23cm">
          <text:p/>
        </draw:line>
        <draw:line draw:style-name="gr17" draw:text-style-name="P3" draw:layer="layout" svg:x1="11.566cm" svg:y1="8.011cm" svg:x2="11.562cm" svg:y2="7.528cm">
          <text:p/>
        </draw:line>
        <draw:line draw:style-name="gr17" draw:text-style-name="P3" draw:layer="layout" svg:x1="12.915cm" svg:y1="7.782cm" svg:x2="12.465cm" svg:y2="7.782cm">
          <text:p/>
        </draw:line>
        <draw:frame draw:style-name="gr18" draw:text-style-name="P11" draw:layer="layout" svg:width="1.707cm" svg:height="0.806cm" svg:x="9.288cm" svg:y="12.69cm">
          <draw:text-box>
            <text:p><text:span text:style-name="T3">sp</text:span><text:span text:style-name="T3">ac</text:span><text:span text:style-name="T3">e</text:span></text:p>
          </draw:text-box>
        </draw:frame>
        <draw:custom-shape draw:style-name="gr19" draw:text-style-name="P1" draw:layer="layout" svg:width="1.672cm" svg:height="3.524cm" svg:x="11.39cm" svg:y="8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515cm" svg:height="3.074cm" svg:x="11.46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1.967cm" svg:y1="8.805cm" svg:x2="12.56cm" svg:y2="8.805cm">
          <text:p/>
        </draw:line>
        <draw:custom-shape draw:style-name="gr22" draw:text-style-name="P7" draw:layer="layout" svg:width="0.092cm" svg:height="0.092cm" svg:x="11.71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18cm" svg:height="0.218cm" svg:x="12.146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026cm" svg:height="0.122cm" svg:x="11.356cm" svg:y="9.1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svg:x="11.356cm" svg:y="9.3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draw:transform="rotate (-1.5707963267949) translate (12.782cm 8.685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672cm" svg:height="3.524cm" svg:x="11.275cm" svg:y="3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515cm" svg:height="3.074cm" svg:x="11.348cm" svg:y="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1.852cm" svg:y1="3.493cm" svg:x2="12.445cm" svg:y2="3.493cm">
          <text:p/>
        </draw:line>
        <draw:custom-shape draw:style-name="gr22" draw:text-style-name="P7" draw:layer="layout" svg:width="0.092cm" svg:height="0.092cm" svg:x="11.595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18cm" svg:height="0.218cm" svg:x="12.031cm" svg:y="6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026cm" svg:height="0.122cm" svg:x="11.241cm" svg:y="3.8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svg:x="11.241cm" svg:y="4.0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draw:transform="rotate (-1.5707963267949) translate (12.667cm 3.37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647cm" svg:height="1.551cm" svg:x="11.197cm" svg:y="5.0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.647cm" svg:height="1.551cm" svg:x="11.307cm" svg:y="8.85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.838cm" svg:height="2.153cm" svg:x="10.262cm" svg:y="9.155cm">
          <draw:text-box>
            <text:p><text:span text:style-name="T4"/><text:span text:style-name="T4"/></text:p>
          </draw:text-box>
        </draw:frame>
        <draw:frame draw:style-name="gr28" draw:text-style-name="P15" draw:layer="layout" svg:width="2.838cm" svg:height="2.153cm" svg:x="10.187cm" svg:y="4.93cm">
          <draw:text-box>
            <text:p/>
          </draw:text-box>
        </draw:frame>
        <draw:frame draw:style-name="gr29" draw:text-style-name="P16" draw:layer="layout" svg:width="4.783cm" svg:height="4.027cm" svg:x="-0.068cm" svg:y="0.066cm">
          <draw:text-box>
            <text:p><text:span text:style-name="T5">Follow the</text:span></text:p>
            <text:p><text:span text:style-name="T5">Pink Line</text:span></text:p>
          </draw:text-box>
        </draw:frame>
        <draw:custom-shape draw:style-name="gr2" draw:text-style-name="P2" draw:layer="layout" svg:width="0.381cm" svg:height="0.119cm" svg:x="5.1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6.0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014cm" svg:y="1.9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718cm" svg:height="0.309cm" draw:transform="rotate (-0.33562681515851) translate (11.703cm 0.70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11.663cm 1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12.154cm 1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12.331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1.727cm" svg:y1="1.282cm" svg:x2="11.903cm" svg:y2="1.043cm">
          <text:p/>
        </draw:line>
        <draw:line draw:style-name="gr10" draw:text-style-name="P8" draw:layer="layout" svg:x1="12.207cm" svg:y1="1.492cm" svg:x2="12.329cm" svg:y2="1.238cm">
          <text:p/>
        </draw:line>
        <draw:line draw:style-name="gr10" draw:text-style-name="P8" draw:layer="layout" svg:x1="12.393cm" svg:y1="1.484cm" svg:x2="12.354cm" svg:y2="1.149cm">
          <text:p/>
        </draw:line>
        <draw:custom-shape draw:style-name="gr11" draw:text-style-name="P7" draw:layer="layout" svg:width="0.351cm" svg:height="0.342cm" draw:transform="rotate (0.33562681515851) translate (12.987cm 0.9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11.832cm 0.606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12.104cm 0.60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12.51cm 0.7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11.565cm 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11.55cm 0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76cm" svg:height="0.601cm" svg:x="0.084cm" svg:y="6.0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031cm" svg:y="6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0.231cm" svg:y="6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1.131cm" svg:y="6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131cm" svg:y="6.279cm">
          <text:p/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3.194cm" svg:y1="6.346cm" svg:x2="9.61cm" svg:y2="3.186cm">
          <text:p/>
        </draw:line>
        <draw:frame draw:style-name="gr27" draw:text-style-name="P15" draw:layer="layout" svg:width="2.838cm" svg:height="2.153cm" svg:x="10.235cm" svg:y="4.787cm">
          <draw:text-box>
            <text:p><text:span text:style-name="T4">👉</text:span></text:p>
          </draw:text-box>
        </draw:frame>
        <draw:custom-shape draw:style-name="gr1" draw:text-style-name="P1" draw:layer="layout" svg:width="3.476cm" svg:height="0.601cm" svg:x="2.629cm" svg:y="11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5.576cm" svg:y="11.5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776cm" svg:y="11.5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676cm" svg:y="11.5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4.676cm" svg:y="11.5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718cm" svg:height="0.309cm" draw:transform="rotate (-0.33562681515851) translate (5.007cm 10.7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4.967cm 11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5.458cm 11.4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5.635cm 11.4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5.031cm" svg:y1="11.341cm" svg:x2="5.207cm" svg:y2="11.102cm">
          <text:p/>
        </draw:line>
        <draw:line draw:style-name="gr10" draw:text-style-name="P8" draw:layer="layout" svg:x1="5.511cm" svg:y1="11.551cm" svg:x2="5.633cm" svg:y2="11.297cm">
          <text:p/>
        </draw:line>
        <draw:line draw:style-name="gr10" draw:text-style-name="P8" draw:layer="layout" svg:x1="5.697cm" svg:y1="11.543cm" svg:x2="5.658cm" svg:y2="11.208cm">
          <text:p/>
        </draw:line>
        <draw:custom-shape draw:style-name="gr11" draw:text-style-name="P7" draw:layer="layout" svg:width="0.351cm" svg:height="0.342cm" draw:transform="rotate (0.33562681515851) translate (6.291cm 11.0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5.136cm 10.6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5.408cm 10.66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5.814cm 10.8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4.869cm 10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4.854cm 10.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2.984cm" svg:height="0.286cm" draw:transform="rotate (-3.14159265358979) translate (8.569cm 11.082cm)" svg:viewBox="0 0 2985 287" svg:d="M0 281c272-4 542 6 811 6 147 0 293 0 441-6 158-6 305-17 454-27 205-14 408-31 582-55 205-29 358-69 513-108 101-25 139-54 170-82l14-9">
          <text:p/>
        </draw:path>
        <draw:custom-shape draw:style-name="gr8" draw:text-style-name="P7" draw:layer="layout" svg:width="1.718cm" svg:height="0.309cm" svg:x="8.577cm" svg:y="9.4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8.696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232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386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788cm" svg:y1="9.944cm" svg:x2="8.875cm" svg:y2="9.66cm">
          <text:p/>
        </draw:line>
        <draw:line draw:style-name="gr10" draw:text-style-name="P8" draw:layer="layout" svg:x1="9.31cm" svg:y1="9.983cm" svg:x2="9.342cm" svg:y2="9.703cm">
          <text:p/>
        </draw:line>
        <draw:line draw:style-name="gr10" draw:text-style-name="P8" draw:layer="layout" svg:x1="9.483cm" svg:y1="9.915cm" svg:x2="9.336cm" svg:y2="9.611cm">
          <text:p/>
        </draw:line>
        <draw:custom-shape draw:style-name="gr11" draw:text-style-name="P7" draw:layer="layout" svg:width="0.351cm" svg:height="0.342cm" svg:x="9.933cm" svg:y="9.06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8.721cm" svg:y="9.17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8.922cm" svg:y="9.1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9.354cm" svg:y="9.1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8.399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8.459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5.479cm" svg:y1="11.585cm" svg:x2="9.937cm" svg:y2="9.19cm">
          <text:p/>
        </draw:line>
        <draw:path draw:style-name="gr14" draw:text-style-name="P8" draw:layer="layout" svg:width="0.755cm" svg:height="1.326cm" draw:transform="rotate (-3.14159265358979) translate (9.336cm 10.782cm)" svg:viewBox="0 0 756 1327" svg:d="M0 1301c69-19 137 26 205 26 38 0 75 1 112-26 40-28 77-80 115-126 52-65 103-144 148-255 51-133 90-318 130-499 25-117 35-248 43-382l3-3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7:23:43.211590993</meta:creation-date>
    <meta:generator>LibreOffice/6.4.7.2$Linux_X86_64 LibreOffice_project/40$Build-2</meta:generator>
    <dc:date>2022-06-10T18:32:23.887363101</dc:date>
    <meta:editing-duration>PT36M37S</meta:editing-duration>
    <meta:editing-cycles>5</meta:editing-cycles>
    <meta:document-statistic meta:object-count="138"/>
  </office:meta>
</office:document-meta>
</file>